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HTML Chapter 14</text:p>
      <text:p text:style-name="Standard">A Brief Look at JavaScript and jQuery</text:p>
      <text:p text:style-name="Standard"/>
      <text:p text:style-name="Standard">14.1</text:p>
      <text:p text:style-name="Standard">Overview of JavaScript</text:p>
      <text:p text:style-name="Standard">-javascript is an object based, client side scripting language that is interepreted by a web browser</text:p>
      <text:p text:style-name="Standard">-javascript is considered to be object based because it is used to work with objects associated with a web page document: the browser window, the document itself, and elements such as forms, images and links</text:p>
      <text:p text:style-name="Standard">-because javascript is interpreted by a browser, it is considered to be a client-side scripting language</text:p>
      <text:p text:style-name="Standard">-a scripting language is a type of programming language</text:p>
      <text:p text:style-name="Standard">-javascript is interpreted by the client, this means that the javascript code, embedded in the html document, will be rendered by the browser. The server's job is to provide the html document. The browser's job is to interpret the code in the html file and display the web page accordingly</text:p>
      <text:p text:style-name="Standard">-because all processing is performed by the client (in this case, the web browser), this is referred to as client-side processing</text:p>
      <text:p text:style-name="Standard">-server-side processing may involve sending email, storing items in a database, or tracking items in a shopping cart</text:p>
      <text:p text:style-name="Standard"/>
      <text:p text:style-name="Standard">14.2</text:p>
      <text:p text:style-name="Standard">The Development of JavaScript</text:p>
      <text:p text:style-name="Standard">-daily reminder that Java and JavaScript are not the same</text:p>
      <text:p text:style-name="Standard">-Java is robust, very technical, and can be used to build large application for businesses, such as inventory control and payroll systems. Sun Microsystems developed Java in the 1990s and designed the language to run on an operating system such as Windows or Unix</text:p>
      <text:p text:style-name="Standard">-JavaScript, developed initially by Brendan Eich at Netscape, was originally called LiveScript. It was renamed JavaScript when Netscape collaborated with Sun Microsystems on modifications to the language</text:p>
      <text:p text:style-name="Standard">-note that JavaScript is simpler than Java </text:p>
      <text:p text:style-name="Standard"/>
      <text:p text:style-name="Standard">14.3</text:p>
      <text:p text:style-name="Standard">Popular Uses for JavaScript</text:p>
      <text:p text:style-name="Standard"/>
      <text:p text:style-name="Standard">Alert Message</text:p>
      <text:p text:style-name="Standard">-an alert message is a popular technique used to draw the user's attention to something that is happening. For instance, a retail website may use an alert message to list errors in an order form or remind the user about an upcoming sale</text:p>
      <text:p text:style-name="Standard">-notice that the user must click OK before the next page will load, this effectively grabs the user's attention but can become annoying if overused</text:p>
      <text:p text:style-name="Standard"/>
      <text:p text:style-name="Standard">Popup Windows</text:p>
      <text:p text:style-name="Standard">-a popup window is a web browser window that may appear when you interact with a web page by clicking on an image or hovering over a page area, or it may seem to appear somewhat mysteriously</text:p>
      <text:p text:style-name="Standard">-this technique has some legitimate uses, such as popping up an information window that contains a larger picture and description of a product when the user clicks on the product in the main window</text:p>
      <text:p text:style-name="Standard">-unfortunately, the use of popup windows has been so abused that most browsers allow users to disable popup windows. This also means that the useful popup windows are not displayed</text:p>
      <text:p text:style-name="Standard"/>
      <text:p text:style-name="Standard"><text:soft-page-break/></text:p>
      <text:p text:style-name="Standard">Jump Menus</text:p>
      <text:p text:style-name="Standard">-JavaScript can also be used to create jump menus based on a select list as introduced in Chapter 9</text:p>
      <text:p text:style-name="Standard">-the user can select a web page from a select list and click a button to load the selected web page</text:p>
      <text:p text:style-name="Standard"/>
      <text:p text:style-name="Standard">Mouse Movement Techniques</text:p>
      <text:p text:style-name="Standard">-Javascript can be used to perform a task based on mouse movement in the browser window</text:p>
      <text:p text:style-name="Standard">-one popular technique is to display a submenu when the user hovers the mouse pointer over a menu item</text:p>
      <text:p text:style-name="Standard">-in many cases this is used when the user hovers their pointer over something</text:p>
      <text:p text:style-name="Standard">-mouse movements also trigger image swapping, often referred to as rollover images. An image is displayed on the web page when it initially loads, when the user positions the mouse pointer on top of the image, the original image is swapped for a new image. When <text:s/>the user moves the mouse away from the image, the original image reappears</text:p>
      <text:p text:style-name="Standard">--for many years this was used for navigation button bars, but modern web developers typically use CSS to configure similar effects with the :hover pseudo-class, such as changing the background color or background image of an element</text:p>
      <text:p text:style-name="Standard"/>
      <text:p text:style-name="Standard">14.4</text:p>
      <text:p text:style-name="Standard">Adding JavaScript to a Web Page</text:p>
      <text:p text:style-name="Standard"/>
      <text:p text:style-name="Standard">Script Element</text:p>
      <text:p text:style-name="Standard">-when JavaScript code is embedded in an html document, it needs to be contained in a script element</text:p>
      <text:p text:style-name="Standard">-the javascript is typed between the opening &lt;script&gt; tag and the closing &lt;/script&gt; tag</text:p>
      <text:p text:style-name="Standard">-web pages are rendered by the browser from top to bottom. The impact on our scripts is that they will execute wherever they are located in the document</text:p>
      <text:p text:style-name="Standard"/>
      <text:p text:style-name="Standard">Legacy JavaScript Statement Block Template</text:p>
      <text:p text:style-name="Standard">-in the early days of JavaScript, developers needed to “hide” Javascript from non supporting browsers by coding HTML comments within the script element</text:p>
      <text:p text:style-name="Standard">-HTML comments are contained between &lt;!-- and → markup symbols</text:p>
      <text:p text:style-name="Standard">-JavaScript comment lines begin with //</text:p>
      <text:p text:style-name="Standard">-text in comments is ignored by the browser</text:p>
      <text:p text:style-name="Standard">-encapsulating the javascript block in html comment tags hides the block from older browsers and the code is ingored by browsers that do not support it</text:p>
      <text:p text:style-name="Standard">-when using this technique, each javascript block has the following structure:</text:p>
      <text:p text:style-name="Standard">&lt;script&gt;</text:p>
      <text:p text:style-name="Standard">&lt;!--</text:p>
      <text:p text:style-name="Standard">… JavaScript statements go here …</text:p>
      <text:p text:style-name="Standard">//--&gt;</text:p>
      <text:p text:style-name="Standard">&lt;/script&gt;</text:p>
      <text:p text:style-name="Standard">-although you will see this html encapsulation technique still used on the web, modern browsers support the script tag and the encapsulation technique is no longer needed</text:p>
      <text:p text:style-name="Standard">-we'll write our javascript statements between the script tags</text:p>
      <text:p text:style-name="Standard"/>
      <text:p text:style-name="Standard">Alert Message Box</text:p>
      <text:p text:style-name="Standard">-the alert message box is displayed using the alert() method, the structure is</text:p>
      <text:p text:style-name="Standard">alert(“message to be displayed”);</text:p>
      <text:p text:style-name="Standard">-each Javascript command line generally ends with a semicolon</text:p>
      <text:p text:style-name="Standard"><text:soft-page-break/>-also javascript is case sensitive</text:p>
      <text:p text:style-name="Standard"/>
      <text:p text:style-name="Standard">Hands On Practice 14.1</text:p>
      <text:p text:style-name="Standard">&lt;!DOCTYPE html&gt;</text:p>
      <text:p text:style-name="Standard">&lt;html lang=”en”&gt;</text:p>
      <text:p text:style-name="Standard">&lt;head&gt;</text:p>
      <text:p text:style-name="Standard"><text:tab/>&lt;title&gt;Javascript Practice&lt;/title&gt;</text:p>
      <text:p text:style-name="Standard"><text:tab/>&lt;meta charset=”utf-8”&gt;</text:p>
      <text:p text:style-name="Standard">&lt;/head&gt;</text:p>
      <text:p text:style-name="Standard">&lt;body&gt;</text:p>
      <text:p text:style-name="Standard">&lt;h1&gt;Using JavaScript&lt;/h1&gt;</text:p>
      <text:p text:style-name="Standard">&lt;script&gt;</text:p>
      <text:p text:style-name="Standard">alert(“Welcome to my web page!”);</text:p>
      <text:p text:style-name="Standard">&lt;/script&gt;</text:p>
      <text:p text:style-name="Standard">&lt;/body&gt;</text:p>
      <text:p text:style-name="Standard">&lt;/html&gt;</text:p>
      <text:p text:style-name="Standard"/>
      <text:p text:style-name="Standard">14.5</text:p>
      <text:p text:style-name="Standard">Document Object Model Overview</text:p>
      <text:p text:style-name="Standard">-in general, an object is an entity or a “thing”</text:p>
      <text:p text:style-name="Standard">-when using the DOM, the browser window, web page document, and any html elements are considered to be objects</text:p>
      <text:p text:style-name="Standard">-the browser window is an object, when a web page loads in the browser, the web page is considered to be a document. The document itself is an object. The document can contain objects such as images, headings, paragraphs, and individual form elements such as text boxes</text:p>
      <text:p text:style-name="Standard">-the objects may have properties that can be detected or manipulated. For example, a property of the document is its title or its background color</text:p>
      <text:p text:style-name="Standard">-there are actions that can only be performed on some objects</text:p>
      <text:p text:style-name="Standard">-the window object can display the alert message box or a prompt box, this type of action is called a method</text:p>
      <text:p text:style-name="Standard">-the command to display an alert message is referred to as a method of the window object</text:p>
      <text:p text:style-name="Standard">-the DOM is the collection of objects, properties, and methods. JavaScript uses the DOM to detect and manipulate the elements in the html document</text:p>
      <text:p text:style-name="Standard">-example (theoretically opening and closing a car hood and trunk may look like)</text:p>
      <text:p text:style-name="Standard">car.hood.open()</text:p>
      <text:p text:style-name="Standard">car.hood.close()</text:p>
      <text:p text:style-name="Standard">car.trunk.open()</text:p>
      <text:p text:style-name="Standard">car.trunk.close()</text:p>
      <text:p text:style-name="Standard">-example (if we wanted to know the color, year, and manufacturer of the car, the commands may look like):</text:p>
      <text:p text:style-name="Standard">car.color</text:p>
      <text:p text:style-name="Standard">car.year</text:p>
      <text:p text:style-name="Standard">car.model</text:p>
      <text:p text:style-name="Standard">.car.manufacturer</text:p>
      <text:p text:style-name="Standard">-when we use the values, car.color might equal to “silver”, car.manufacturer might be equal to “Nissan” and car.model might be equal to “370Z”. We might be able to change the values or only read them without changing them. In this example, car is an object and its properties are hood, trunk, color, year, model, and manufacturer. Hood and trunk could be considered properites as well. Open and close are methods of hood and are also methods of trunk</text:p>
      <text:p text:style-name="Standard"><text:soft-page-break/></text:p>
      <text:p text:style-name="Standard">-with respect to the DOM, we can write to the document using the write() method of the document object. The structure is:</text:p>
      <text:p text:style-name="Standard">document.write(“text to be written to the document”);</text:p>
      <text:p text:style-name="Standard">-we can use this in javascript to write text and html tags to a document and the browser will render it</text:p>
      <text:p text:style-name="Standard">-the alert() method used in a previous example is a method of the window object. It can be written as:</text:p>
      <text:p text:style-name="Standard">window.alert(“message”);</text:p>
      <text:p text:style-name="Standard">-the window object is assumed to exist and can be omitted. If the window doesn't exist, the script doesn't exist either</text:p>
      <text:p text:style-name="Standard">-one property of the document is lastModified. This property contains the date on which the file was most recently saved or modified and we can access it using documebnt.lastModified. This is a read only property that we can display in the browser window or use for some other purpose</text:p>
      <text:p text:style-name="Standard"/>
      <text:p text:style-name="Standard">Hands On Practice 14.2</text:p>
      <text:p text:style-name="Standard">&lt;!DOCTYPE html&gt;</text:p>
      <text:p text:style-name="Standard">&lt;html lang=”en”&gt;</text:p>
      <text:p text:style-name="Standard">&lt;head&gt;</text:p>
      <text:p text:style-name="Standard"><text:tab/>&lt;title&gt;JavaScript Practice&lt;/title&gt;</text:p>
      <text:p text:style-name="Standard"><text:tab/>&lt;meta charset=”utf-8”&gt;</text:p>
      <text:p text:style-name="Standard">&lt;/head&gt;</text:p>
      <text:p text:style-name="Standard">&lt;body&gt;</text:p>
      <text:p text:style-name="Standard">&lt;h1&gt;Using JavaScript&lt;/h1&gt;</text:p>
      <text:p text:style-name="Standard">&lt;script&gt;</text:p>
      <text:p text:style-name="Standard">docuument.write(“&lt;p&gt;Using document.write to add text&lt;/p&gt;”);</text:p>
      <text:p text:style-name="Standard">document.write(“&lt;h2&gt;Notice that we can add HTML tags too&lt;/h2&gt;”);</text:p>
      <text:p text:style-name="Standard">&lt;/script&gt;</text:p>
      <text:p text:style-name="Standard">&lt;h3This document was last modified on: </text:p>
      <text:p text:style-name="Standard">&lt;script&gt;</text:p>
      <text:p text:style-name="Standard">document.write(document.lastModified);</text:p>
      <text:p text:style-name="Standard">&lt;/script&gt;</text:p>
      <text:p text:style-name="Standard">&lt;/h3&gt;</text:p>
      <text:p text:style-name="Standard">&lt;/body&gt;</text:p>
      <text:p text:style-name="Standard">&lt;/html&gt;</text:p>
      <text:p text:style-name="Standard"/>
      <text:p text:style-name="Standard">14.6</text:p>
      <text:p text:style-name="Standard">Events and Event Handlers</text:p>
      <text:p text:style-name="Standard">-an event is an action taken by the web page visitor, such as clicking the mouse, loading pages, or submitting forms. For instance, when you move your mouse pointer over a hypertext link, the browser detects a mouseover event</text:p>
      <text:p text:style-name="Standard"/>
      <text:p text:style-name="Standard">Table 14.1 Events and their Descriptions</text:p>
      <text:p text:style-name="Standard">-click- the user clicks on an item. This could be an image, hypertext link, or button</text:p>
      <text:p text:style-name="Standard">-load- the browser displays a web page</text:p>
      <text:p text:style-name="Standard">-mouseover- the mouse pointer hovers over an item. The mouse pointer does not have to rest on the object. This could be a hypertext link, image, paragraph, or another object</text:p>
      <text:p text:style-name="Standard">-mouseout- the mouse pointer is moved away from an item that it had previously hovered over</text:p>
      <text:p text:style-name="Standard">-submit- the user clicks the submit button on a form</text:p>
      <text:p text:style-name="Standard">-unload- the web page unloads in the browser. This event occurs just before a new web page loads</text:p>
      <text:p text:style-name="Standard"/>
      <text:p text:style-name="Standard"><text:soft-page-break/>-when an event occurs, this can trigger some JavaScript code to execute. One widely used technique is to detect the mouseover and mouseout events and swap images or display a menu</text:p>
      <text:p text:style-name="Standard">-we need to indicate which events will be acted upon and what will be done when an event occurs</text:p>
      <text:p text:style-name="Standard">-we can use an event handler to indicate which event to target. An event handler is embedded in an html tag as an attribute and indicates some JavaScript code to execute when the event occurs</text:p>
      <text:p text:style-name="Standard">-event handlers use the event name with the prefix “on”</text:p>
      <text:p text:style-name="Standard">-for example, the onload event is triggered when the browser renders (loads) a web page</text:p>
      <text:p text:style-name="Standard">-when you move hour mouse pointer over a text hyperlink, a mouseover event occurs and is detected by the browser. If that hyperlink contains an onmouseover event handler, the JavaScript code indicated by the event handler will execute. This code might pop up an alert message, display an image, or display a menu</text:p>
      <text:p text:style-name="Standard">-other event handlers such as onclick and onmouseout can cause JavaScript code to execute when their corresponding event occurs</text:p>
      <text:p text:style-name="Standard"/>
      <text:p text:style-name="Standard">Table 14.2 Events and Event Handlers</text:p>
      <text:p text:style-name="Standard">-click, onclick</text:p>
      <text:p text:style-name="Standard">-load, onload</text:p>
      <text:p text:style-name="Standard">-mouseover, onmouseover</text:p>
      <text:p text:style-name="Standard">-mouseout, onmouseout</text:p>
      <text:p text:style-name="Standard">-submit, onsubmit</text:p>
      <text:p text:style-name="Standard">-unload, onunload</text:p>
      <text:p text:style-name="Standard"/>
      <text:p text:style-name="Standard">Hands on Practice 14.3</text:p>
      <text:p text:style-name="Standard">&lt;!DOCTYPE html&gt;</text:p>
      <text:p text:style-name="Standard">&lt;html lang=”en”&gt;</text:p>
      <text:p text:style-name="Standard">&lt;head&gt;</text:p>
      <text:p text:style-name="Standard"><text:tab/>&lt;title&gt;JavaScript Practice&lt;/title&gt;</text:p>
      <text:p text:style-name="Standard"><text:tab/>&lt;meta charset=”utf-8”&gt;</text:p>
      <text:p text:style-name="Standard">&lt;/head&gt;</text:p>
      <text:p text:style-name="Standard">&lt;body&gt;</text:p>
      <text:p text:style-name="Standard">&lt;h1&gt;Using JavaScript&lt;/h1&gt;</text:p>
      <text:p text:style-name="Standard">&lt;ul&gt;</text:p>
      <text:p text:style-name="Standard"><text:tab/>&lt;li&gt;&lt;a href=”#” <text:s/>onmouseover=”alert('You moused over');”&gt;Mouseover test&lt;/a&gt;&lt;/li&gt;</text:p>
      <text:p text:style-name="Standard"><text:tab/>&lt;li&gt;&lt;a href=”#” onmouseout=”alert('You moused out'');”&gt;Mouseout test&lt;/a&gt;&lt;/li&gt;</text:p>
      <text:p text:style-name="Standard">&lt;/ul&gt;</text:p>
      <text:p text:style-name="Standard">&lt;/body&gt;</text:p>
      <text:p text:style-name="Standard">&lt;/html&gt;</text:p>
      <text:p text:style-name="Standard"/>
      <text:p text:style-name="Standard">14.7</text:p>
      <text:p text:style-name="Standard">Variables</text:p>
      <text:p text:style-name="Standard">-we can store information in a variable, similar to using x and y in equations as a placeholder in math</text:p>
      <text:p text:style-name="Standard">-this principle applies in javacript as well</text:p>
      <text:p text:style-name="Standard">-javascript variables are also placeholders for data and the value of the variable can change</text:p>
      <text:p text:style-name="Standard">-C++ and Java have robust rules for data types, Javascript is more loose</text:p>
      <text:p text:style-name="Standard"/>
      <text:p text:style-name="Standard">Writing a Variable to a web page</text:p>
      <text:p text:style-name="Standard">-var whatever = “some text”;</text:p>
      <text:p text:style-name="Standard">-a string is encapsulated by quotes and can contain text</text:p>
      <text:p text:style-name="Standard"/>
      <text:p text:style-name="Standard"><text:soft-page-break/>Hands on Practice 14.4</text:p>
      <text:p text:style-name="Standard">&lt;h2&gt;Hello </text:p>
      <text:p text:style-name="Standard">&lt;script&gt;</text:p>
      <text:p text:style-name="Standard">var userName;</text:p>
      <text:p text:style-name="Standard">userName = “Karen”;</text:p>
      <text:p text:style-name="Standard">document.write(userName);</text:p>
      <text:p text:style-name="Standard">&lt;/script&gt;</text:p>
      <text:p text:style-name="Standard">&lt;/h2&gt;</text:p>
      <text:p text:style-name="Standard"/>
      <text:p text:style-name="Standard">Collecting Variables Values using a Prompt</text:p>
      <text:p text:style-name="Standard">-we can use the prompt() method to request data from the user and write data to the web page</text:p>
      <text:p text:style-name="Standard">-prompt() is a method of the window object. We can use window.prompt(), but the window object is assumed so we can simply write prompt()</text:p>
      <text:p text:style-name="Standard">-the prompt() method can provide a message to the user. This method is generally used in conjunction with a variable so that the incoming data is stored in a variable</text:p>
      <text:p text:style-name="Standard">-the structure is:</text:p>
      <text:p text:style-name="Standard">someVariable = prompt(“prompt message”);</text:p>
      <text:p text:style-name="Standard">-when this command executes, a prompt box pops up that displays the message and an input box for data entry. The user types in the prompt box, clicks the ok button, and the data is assigned to the variable</text:p>
      <text:p text:style-name="Standard"/>
      <text:p text:style-name="Standard">Hands on Practice 14.5</text:p>
      <text:p text:style-name="Standard">&lt;script&gt;</text:p>
      <text:p text:style-name="Standard">var userName;</text:p>
      <text:p text:style-name="Standard">userName = prompt(“Please enter your name”);</text:p>
      <text:p text:style-name="Standard">document.write(“&lt;h2&gt;Hello ” + userName + “&lt;/h2&gt;”);</text:p>
      <text:p text:style-name="Standard">&lt;/script&gt;</text:p>
      <text:p text:style-name="Standard"/>
      <text:p text:style-name="Standard">part 2</text:p>
      <text:p text:style-name="Standard">&lt;script&gt;</text:p>
      <text:p text:style-name="Standard">var userColor;</text:p>
      <text:p text:style-name="Standard">userColor = prompt(“Please type the color name blue or red”);</text:p>
      <text:p text:style-name="Standard">document.bgColor = userColor;</text:p>
      <text:p text:style-name="Standard">&lt;/script&gt;</text:p>
      <text:p text:style-name="Standard"/>
      <text:p text:style-name="Standard">14.8</text:p>
      <text:p text:style-name="Standard">Introduction to Programming Concepts</text:p>
      <text:p text:style-name="Standard"/>
      <text:p text:style-name="Standard">Arithmetic Operators</text:p>
      <text:p text:style-name="Standard">-hey guess what, you know this</text:p>
      <text:p text:style-name="Standard"/>
      <text:p text:style-name="Standard">Decision Making</text:p>
      <text:p text:style-name="Standard">-if and else statements</text:p>
      <text:p text:style-name="Standard">-hey guess what, you know this too</text:p>
      <text:p text:style-name="Standard"/>
      <text:p text:style-name="Standard">Functions</text:p>
      <text:p text:style-name="Standard">-it is common to make a button that runs the script when the user clicks it</text:p>
      <text:p text:style-name="Standard">-three types of buttons introduced in chapter 9</text:p>
      <text:p text:style-name="Standard">submit button, &lt;input type=”submit”&gt; is used to submit a form</text:p>
      <text:p text:style-name="Standard"><text:soft-page-break/>reset button, &lt;input type=”reset”&gt; is used to clear values entered on a form</text:p>
      <text:p text:style-name="Standard">button, &lt;input type=”button” does not have any default action related to forms</text:p>
      <text:p text:style-name="Standard">-here we'll use the button and onclick event handler to run a script</text:p>
      <text:p text:style-name="Standard">&lt;input type=”button” value=”Click to see a message”</text:p>
      <text:p text:style-name="Standard">onclick=”alert('Welcome');”&gt;</text:p>
      <text:p text:style-name="Standard">in this sample, the button will display the text “click to see a message,” when the user clicks the button, the click event occurs and the onclick event handler executes the alert('Welcome!'); statement. The message box appears</text:p>
      <text:p text:style-name="Standard">-this method is very effective when there is only one javascript statement to execute, it quickly becomes unmanageable when there are more statements to execute. When that happens, it makes more seonse to place all JavaScript statements in a block and somehow point to the block to execute</text:p>
      <text:p text:style-name="Standard">-if the statement block has a name, we can execute the block by pointing to the name. In addition to providing a shortcut name, this is code that can be reused</text:p>
      <text:p text:style-name="Standard">-we can provide a name for a statement block by creating a function</text:p>
      <text:p text:style-name="Standard"/>
      <text:p text:style-name="Standard">Function</text:p>
      <text:p text:style-name="Standard">-a function is a block of code with a specific purpose that can be run when needed</text:p>
      <text:p text:style-name="Standard">-a function can contain a single statement or group of statements and is defined as</text:p>
      <text:p text:style-name="Standard">function function_name() {</text:p>
      <text:p text:style-name="Standard">… JavaScript statements</text:p>
      <text:p text:style-name="Standard">}</text:p>
      <text:p text:style-name="Standard">-the function definition starts with the keyword function followed by the name of the function. The parentheses are required and more advanced functions make use of them. You can choose a name for the function just like you choose a name for a variable. The function name should indicate the purpose of the function. The statements are contained within the brackets</text:p>
      <text:p text:style-name="Standard">-the block of statements will execute when you invoke, or call, the function</text:p>
      <text:p text:style-name="Standard">-example:</text:p>
      <text:p text:style-name="Standard">function showAlerts() {</text:p>
      <text:p text:style-name="Standard"><text:tab/>alert(“Please click OK to continue.”);</text:p>
      <text:p text:style-name="Standard"><text:tab/>alert(“Please click OK again.”);</text:p>
      <text:p text:style-name="Standard"><text:tab/>alert(“Click OK for the last time to continue.”);</text:p>
      <text:p text:style-name="Standard"><text:tab/>}</text:p>
      <text:p text:style-name="Standard">now showAlerts() can be called by using:</text:p>
      <text:p text:style-name="Standard">showAlerts();</text:p>
      <text:p text:style-name="Standard">Now we could include the showAlerts() function call in a button as</text:p>
      <text:p text:style-name="Standard">&lt;input type=”button” value=”Click to see alerts.” onclick=”showAlerts();”&gt;</text:p>
      <text:p text:style-name="Standard"/>
      <text:p text:style-name="Standard">-function definitions are typically placed in the head of the html document. This loads the function code, but it does not execute or run until it is invoked. This ensures that the function definition is loaded and ready to use before the function is called</text:p>
      <text:p text:style-name="Standard">-know that variables declared within a function have limited scope and are not available outside of the function</text:p>
      <text:p text:style-name="Standard">-variables declared outside of functions have global scope and can be available to all JavaScript associated with the page</text:p>
      <text:p text:style-name="Standard"/>
      <text:p text:style-name="Standard"/>
      <text:p text:style-name="Standard"/>
      <text:p text:style-name="Standard"/>
      <text:p text:style-name="Standard"/>
      <text:p text:style-name="Standard"><text:soft-page-break/>14.9</text:p>
      <text:p text:style-name="Standard">Form Handling</text:p>
      <text:p text:style-name="Standard">-when the user clicks the form's submit button, the submit event occurs</text:p>
      <text:p text:style-name="Standard">-we can make use of the onsubmit event handler to call a function that tests form data for validation. This technique is called form handling</text:p>
      <text:p text:style-name="Standard">-this can specify required fields or that values entered must be within a particular range</text:p>
      <text:p text:style-name="Standard">-return keyword is used to return a value, which will send a value back outside of the function</text:p>
      <text:p text:style-name="Standard"/>
      <text:p text:style-name="Standard">Hands on Practice 14.8</text:p>
      <text:p text:style-name="Standard">document.forms[0].inputbox_name.value</text:p>
      <text:p text:style-name="Standard"/>
      <text:p text:style-name="Standard">&lt;script&gt;</text:p>
      <text:p text:style-name="Standard">function validateForm() {</text:p>
      <text:p text:style-name="Standard">if (document.forms[0].userName.value == “”)</text:p>
      <text:p text:style-name="Standard"><text:tab/>{</text:p>
      <text:p text:style-name="Standard"><text:tab/>alert(“Name field cannot be empty.”);</text:p>
      <text:p text:style-name="Standard"><text:tab/>return false;</text:p>
      <text:p text:style-name="Standard"><text:tab/>}</text:p>
      <text:p text:style-name="Standard">if (document.forms[0].userAge.value &lt; 18) </text:p>
      <text:p text:style-name="Standard"><text:tab/>{</text:p>
      <text:p text:style-name="Standard"><text:tab/>alert(“Age is less than 18. You are not an adult.”);</text:p>
      <text:p text:style-name="Standard"><text:tab/>return false;</text:p>
      <text:p text:style-name="Standard"><text:tab/>}</text:p>
      <text:p text:style-name="Standard">alert(“Name and age are valid.”);</text:p>
      <text:p text:style-name="Standard">return true;</text:p>
      <text:p text:style-name="Standard">}</text:p>
      <text:p text:style-name="Standard">&lt;/script&gt;</text:p>
      <text:p text:style-name="Standard"/>
      <text:p text:style-name="Standard">14.10</text:p>
      <text:p text:style-name="Standard">Accessibility and Javascript</text:p>
      <text:p text:style-name="Standard">-be aware some visitors may not be able to use a mouse, also make sure to provide plain text navigation that can be easily accessed by a screen reader</text:p>
      <text:p text:style-name="Standard">-if you use JavaScript for form validation, provide an email address to allow physically challenged visitors to contact your organization and obtain assistance</text:p>
      <text:p text:style-name="Standard"/>
      <text:p text:style-name="Standard">14.11</text:p>
      <text:p text:style-name="Standard">List Of Resources Including W3C</text:p>
      <text:p text:style-name="Standard"/>
      <text:p text:style-name="Standard">14.12</text:p>
      <text:p text:style-name="Standard">Overview of jQuery</text:p>
      <text:p text:style-name="Standard">-many websites, including Amazon and Google, use jQuery to provide interaction and dynamic effects on web pages</text:p>
      <text:p text:style-name="Standard">-jQuery is free and open source, it was developed by John Resig in 2006 to simplify client side scripting</text:p>
      <text:p text:style-name="Standard">-the jQuery API works with JavaScript and provides easy ways to dynamically manipulate the CSS properties of elements, detect and react to events (such as mouse movements), and animate elements on a web page, such as image slideshows</text:p>
      <text:p text:style-name="Standard">-jQuery is also compatible with all current browsers</text:p>
      <text:p text:style-name="Standard"/>
      <text:p text:style-name="Standard"><text:soft-page-break/>14.3</text:p>
      <text:p text:style-name="Standard">Adding jQuery to a Web Page</text:p>
      <text:p text:style-name="Standard">-jQuery library is stored in a .js JavaScript file</text:p>
      <text:p text:style-name="Standard">-CDN (content delivery network)</text:p>
      <text:p text:style-name="Standard">-there are two ways to add it to a web page document</text:p>
      <text:p text:style-name="Standard"/>
      <text:p text:style-name="Standard">Download Jquery</text:p>
      <text:p text:style-name="Standard">-jquery.com/download to download one of the files</text:p>
      <text:p text:style-name="Standard">-there are many versions</text:p>
      <text:p text:style-name="Standard">-you can also make it available to your web page by adding this script tag in the head of your web page document</text:p>
      <text:p text:style-name="Standard">&lt;script src=”jquery-3.2.1.min.js”&gt;&lt;/script&gt;</text:p>
      <text:p text:style-name="Standard"/>
      <text:p text:style-name="Standard">Access jQuery via a Content Delivery Network</text:p>
      <text:p text:style-name="Standard">-Google, Microsoft, Amazon, and Media Temple have created free Content Delivery Network (CDN) repositories of frequently used code and scripts, such as jQuery</text:p>
      <text:p text:style-name="Standard">-advantage to CDN: page may load faster because the browser likely has accessed the CDN in the past and has it saved in the cache</text:p>
      <text:p text:style-name="Standard">-disadvantage to CDN: you will always need to have a live internet connection when coding and testing your pages</text:p>
      <text:p text:style-name="Standard">-we'll use google's CDN in this chapter:</text:p>
      <text:p text:style-name="Standard">&lt;script src=”<text:a xlink:type="simple" xlink:href="https://ajax.googleapis.com.ajax/libs/jquery/3.2.1/query.min.js" text:style-name="Internet_20_link" text:visited-style-name="Visited_20_Internet_20_Link">https://ajax.googleapis.com.ajax/libs/jquery/3.2.1/query.min.js</text:a>”&gt;&lt;/script&gt;</text:p>
      <text:p text:style-name="Standard"/>
      <text:p text:style-name="Standard">The Ready Event</text:p>
      <text:p text:style-name="Standard">-you need to inform the jQuery library when your web page's DOM has been completely loaded by the browser</text:p>
      <text:p text:style-name="Standard">-a jquery statement referred to as a ready event is used for tis purpose:</text:p>
      <text:p text:style-name="Standard">$(selector).method()</text:p>
      <text:p text:style-name="Standard">-the jquery alias is your choice of eithe rhte text “jquery” or the $ character. Most people use the $ character because it is shorter</text:p>
      <text:p text:style-name="Standard">-the selector indicates the DOM elements that jqeury will work with</text:p>
      <text:p text:style-name="Standard">-the method is an action that jquery can take</text:p>
      <text:p text:style-name="Standard">-the ready() method indicates the code the browser should execute when the DOM is fully loaded</text:p>
      <text:p text:style-name="Standard">-in this case the selector is the document itself, so the syntax for the ready event is as follows:</text:p>
      <text:p text:style-name="Standard">$(document).ready(function() {</text:p>
      <text:p text:style-name="Standard"><text:tab/>your javascript and jquery statements go here</text:p>
      <text:p text:style-name="Standard">});</text:p>
      <text:p text:style-name="Standard">-example:</text:p>
      <text:p text:style-name="Standard">$(document).ready(function() {</text:p>
      <text:p text:style-name="Standard"><text:tab/>alert(“Ready for jQuery”);</text:p>
      <text:p text:style-name="Standard">});</text:p>
      <text:p text:style-name="Standard"/>
      <text:p text:style-name="Standard">14.14</text:p>
      <text:p text:style-name="Standard">jQuery Selectors</text:p>
      <text:p text:style-name="Standard">-there are a wide variety of selectors, similar to types of selectors you can configure in CSS</text:p>
      <text:p text:style-name="Standard">-a wildcard selector will cause jQuery to act upon all elements</text:p>
      <text:p text:style-name="Standard">-you can also specify a class, id, or html element selector</text:p>
      <text:p text:style-name="Standard">-in addition, filters such as :first and :odd can be applied to selectors</text:p>
      <text:p text:style-name="Standard"/>
      <text:p text:style-name="Standard"><text:soft-page-break/></text:p>
      <text:p text:style-name="Standard">14.15</text:p>
      <text:p text:style-name="Standard">jQuery Methods</text:p>
      <text:p text:style-name="Standard">-attr()- gets or sets attributes for the selected element(s)</text:p>
      <text:p text:style-name="Standard">-click()- binds a jquery event handler to the javascript click event</text:p>
      <text:p text:style-name="Standard">-css()- sets the specified css property for the selected element(s)</text:p>
      <text:p text:style-name="Standard">-fadeToggle()- displays or hides the selected element(s) by animating their opacity</text:p>
      <text:p text:style-name="Standard">-hoever()- binds a jquery event handler to the javascript onmouseover event</text:p>
      <text:p text:style-name="Standard">-html()- gets or sets html contents for the selected element(s)</text:p>
      <text:p text:style-name="Standard">-slideToggle()- displays or hides the selected element(s) with a sliding motion</text:p>
      <text:p text:style-name="Standard">-toggle()- displays or hides the selected element(s)</text:p>
      <text:p text:style-name="Standard"/>
      <text:p text:style-name="Standard">-example:</text:p>
      <text:p text:style-name="Standard">$(document).ready(function() {</text:p>
      <text:p text:style-name="Standard"><text:tab/>$('li').css('color', '#FF0000');</text:p>
      <text:p text:style-name="Standard">});</text:p>
      <text:p text:style-name="Standard">-use the click() method to bind, or associated, a JavaScript click event for the selected element(s) with an event handler action in jQuery. Jquery will execute the event handler when the event occurs:</text:p>
      <text:p text:style-name="Standard">$(document).ready(function() {</text:p>
      <text:p text:style-name="Standard">$('a').click(function() {<text:line-break/><text:tab/>$('li:even').css('color', '#006600');</text:p>
      <text:p text:style-name="Standard"><text:tab/>});</text:p>
      <text:p text:style-name="Standard">});</text:p>
      <text:p text:style-name="Standard"/>
      <text:p text:style-name="Standard">#('#details').slideToggle('slow');</text:p>
      <text:p text:style-name="Standard"/>
      <text:p text:style-name="Standard">14.16</text:p>
      <text:p text:style-name="Standard">jQuery Image Gallery</text:p>
      <text:p text:style-name="Standard">-click(), css(), and fadeToggle() methods are used. Hover(), html(), and attr() are also used</text:p>
      <text:p text:style-name="Standard">-use the hover() method to bind, or associate, the jQuery mouseenter and mouseleave events for the selected element(s) with an event handler action in jQuery</text:p>
      <text:p text:style-name="Standard">-the html() method allows you to dynamically configure the content of an HTML element. You'll use the html() to change the text that is displayed within a figcaption element</text:p>
      <text:p text:style-name="Standard">-the attr() method allows you to configure the value of html attributes. You'll use the attr() method to change the src and alt attributes of the large gallery image</text:p>
      <text:p text:style-name="Standard"/>
      <text:p text:style-name="Standard">14.17</text:p>
      <text:p text:style-name="Standard">jQuery Plugins</text:p>
      <text:p text:style-name="Standard">-plugins extend the functionality of jquery. There are many plugins available, providing interactions and functionality such as slideshows, tooltips, and form validation </text:p>
      <text:p text:style-name="Standard">-make sure to check the documentation for a plugin you want to use, check to verify it is compatible with everything you're us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12-01T09:13:41.92</meta:creation-date>
    <meta:generator>OpenOffice/4.1.7$Win32 OpenOffice.org_project/417m1$Build-9800</meta:generator>
    <dc:date>2020-12-02T17:37:20.50</dc:date>
    <meta:editing-duration>PT2H26M13S</meta:editing-duration>
    <meta:editing-cycles>53</meta:editing-cycles>
    <meta:document-statistic meta:table-count="0" meta:image-count="0" meta:object-count="0" meta:page-count="10" meta:paragraph-count="342" meta:word-count="3398" meta:character-count="20853"/>
  </office:meta>
</office:document-meta>
</file>